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8.28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889cm"/>
          <style:tab-stop style:position="3.0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4.071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8.2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803cm"/>
          <style:tab-stop style:position="8.2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744cm"/>
          <style:tab-stop style:position="1.831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3.023cm"/>
          <style:tab-stop style:position="8.2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3.023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889cm"/>
          <style:tab-stop style:position="8.2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889cm"/>
          <style:tab-stop style:position="3.023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889cm"/>
          <style:tab-stop style:position="3.023cm"/>
        </style:tab-stops>
      </style:paragraph-properties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/text:p>
      <text:p text:style-name="P3">Moduł pobierania danych</text:p>
      <text:p text:style-name="P3"/>
      <text:p text:style-name="P3">dokumentacja</text:p>
      <text:p text:style-name="P3"/>
      <text:p text:style-name="P4">Opis zmiennych globalnych:</text:p>
      <text:p text:style-name="P4"/>
      <text:p text:style-name="P2"><text:span text:style-name="T2">REMBER_COUNT</text:span><text:span text:style-name="T1"> – </text:span><text:span text:style-name="T2">liczba obiektów finansowych zapamiętywana w historii</text:span></text:p>
      <text:p text:style-name="P7"/>
      <text:p text:style-name="P8">DATABASE_LAST_UPDATE – zmienna przechowująca datę ostatniej aktualizacji</text:p>
      <text:p text:style-name="P7">bazy danych</text:p>
      <text:p text:style-name="P7"/>
      <text:p text:style-name="P7">INDEX_LIST – zmienna przechowująca listę indeksów giełdowych obsługiwanych przez aplikację (lista ta jest wczytywana z pliku przy każdym uruchomieniu aplikacji)</text:p>
      <text:p text:style-name="P7"/>
      <text:p text:style-name="P7">STOCK_LIST - zmienna przechowująca listę spółek giełdowych obsługiwanych przez aplikację (lista ta jest wczytywana z pliku przy każdym uruchomieniu aplikacji)</text:p>
      <text:p text:style-name="P7"/>
      <text:p text:style-name="P7">FOREX_LIST - zmienna przechowująca listę walut obsługiwanych przez aplikację (lista ta jest wczytywana z pliku przy każdym uruchomieniu aplikacji)</text:p>
      <text:p text:style-name="P7"/>
      <text:p text:style-name="P7">RESOURCE_LIST - zmienna przechowująca listę surowców obsługiwanych przez aplikację (lista ta jest wczytywana z pliku przy każdym uruchomieniu aplikacji)</text:p>
      <text:p text:style-name="P7"/>
      <text:p text:style-name="P7">BOND_LIST - zmienna przechowująca listę obligacji obsługiwanych przez aplikację (lista ta jest wczytywana z pliku przy każdym uruchomieniu aplikacji)</text:p>
      <text:p text:style-name="P7"/>
      <text:p text:style-name="P7">FUTURES_LIST - zmienna przechowująca listę kontraktów terminowych obsługiwanych przez aplikację (lista ta jest wczytywana z pliku przy każdym uruchomieniu aplikacji)</text:p>
      <text:p text:style-name="P7"/>
      <text:p text:style-name="P7">Elementy powyższych list są postaci:</text:p>
      <text:p text:style-name="P9">[skrót, nazwa_elementu, źródło, opis]</text:p>
      <text:p text:style-name="P9"/>
      <text:p text:style-name="P9">HISTORY_LIST – zawiera listę obiektów typu FinancialObject, jej długość ograniczona jest przez zmienną REMEMBER_COUNT. Zawartość tej listy serialozowana jest do pliku data.wsf przy każdym zamknięciu aplikacji i wczytywana przy jej uruchomieniu. </text:p>
      <text:p text:style-name="P9"/>
      <text:p text:style-name="P9">AMEX_HIST – lista zawierająca dane hisoryczne na temat ilości spółek rosnących i spadających z indeksu Amex.</text:p>
      <text:p text:style-name="P9"/>
      <text:p text:style-name="P9">NYSE_HIST – lista zawierająca dane hisoryczne na temat ilości spółek rosnących i spadających z indeksu NYSE. </text:p>
      <text:p text:style-name="P9"/>
      <text:p text:style-name="P9"><text:soft-page-break/>NASDAQ_HIST – lista zawierająca dane hisoryczne na temat ilości spółek rosnących i spadających z indeksu Nasdaq.</text:p>
      <text:p text:style-name="P9"/>
      <text:p text:style-name="P9">Elementy powyższych list są postaci: [data, ilość rosnących, ilość spadająch, ilość stałych, wolumen rosnących, wolumen spadających, wolumen stałych]</text:p>
      <text:p text:style-name="P9"/>
      <text:p text:style-name="P9">UPDATE_FLAG – flaga służąca do określenia czy obiekt finansowy jest aktualizowany czy pobierany jest nowy obiekt.</text:p>
      <text:p text:style-name="P9"/>
      <text:p text:style-name="P9"/>
      <text:p text:style-name="P9">Opisy klas: </text:p>
      <text:p text:style-name="P9"/>
      <text:p text:style-name="P5">FinancialObject </text:p>
      <text:p text:style-name="P9">klasa definiująca obiekt finansowy (index,spółkę,surowiec,obligację, etc.), w której przechowywane są aktualne jak i archiwalne notowania.</text:p>
      <text:p text:style-name="P9"/>
      <text:p text:style-name="P9">Pola:</text:p>
      <text:p text:style-name="P9"><text:s text:c="26"/>name – pełna nazwa obiektu</text:p>
      <text:p text:style-name="P9"><text:s text:c="26"/>abbreviation – skrót obiektu</text:p>
      <text:p text:style-name="P9"><text:s text:c="26"/>financialType – rodzaj obiektu finansowego(forex, index etc.)</text:p>
      <text:p text:style-name="P9"><text:s text:c="26"/>dataSource – źródło, skąd pobierane są dane (Yahoo/Stooq)</text:p>
      <text:p text:style-name="P9"><text:s text:c="26"/>detail – szczegół opisujący obiekt</text:p>
      <text:p text:style-name="P9"><text:s text:c="26"/>lastUpdate – data ostatniej aktualizacji obiektu </text:p>
      <text:p text:style-name="P9"><text:s text:c="26"/>currentValue – lista złożona z aktualnej ceny obiektu i czasu jej <text:tab/><text:tab/>pobrania</text:p>
      <text:p text:style-name="P9"><text:s text:c="26"/>previousValues – lista hisotrycznych wartości z danego dnia</text:p>
      <text:p text:style-name="P9"><text:s text:c="26"/>valuesDaily – lista historycznych dziennych wartości</text:p>
      <text:p text:style-name="P9"><text:s text:c="26"/>valuesWeekly – lista historycznych tygodniowych wartości <text:s text:c="20"/></text:p>
      <text:p text:style-name="P9"><text:s text:c="26"/>valuesMonthly – lista historycznych wartości miesięcznych</text:p>
      <text:p text:style-name="P9"><text:s text:c="26"/>dailyUpdate – data ostatniej historycznej wartości dziennej</text:p>
      <text:p text:style-name="P9"><text:s text:c="26"/>weeklyUpdate – data ostatniej historycznej wartości tygodniowej</text:p>
      <text:p text:style-name="P9"><text:s text:c="26"/>monthlyUpdate – data ostatniej historycznej wartości miesięcznej</text:p>
      <text:p text:style-name="P9"/>
      <text:p text:style-name="P9">Konstruktory:</text:p>
      <text:p text:style-name="P9"/>
      <text:p text:style-name="P9">FinancialObject(name, abbreviation, financialType, dataSource, detail = None,lastUpdate = datetime.date(1971,1,1)</text:p>
      <text:p text:style-name="P9"><text:s text:c="10"/></text:p>
      <text:p text:style-name="P9"><text:s text:c="13"/>Parametry:</text:p>
      <text:p text:style-name="P9"><text:s text:c="26"/>name – pełna nazwa obiektu.</text:p>
      <text:p text:style-name="P9"><text:s text:c="26"/>abbreviation – skrót obiektu.</text:p>
      <text:p text:style-name="P9"><text:s text:c="26"/>financialType – rodzaj obiektu finansowego(forex, index etc.)</text:p>
      <text:p text:style-name="P9"><text:s text:c="26"/>dataSource – źródło, skąd pobierane są dane (Yahoo/Stooq)</text:p>
      <text:p text:style-name="P9"><text:s text:c="26"/>detail – szczegół opisujący obiekt</text:p>
      <text:p text:style-name="P9"><text:s text:c="26"/>lastUpdate – data ostatniej aktualizacji obiektu</text:p>
      <text:p text:style-name="P9"><text:soft-page-break/><text:s text:c="14"/>Opis:</text:p>
      <text:p text:style-name="P9"><text:s text:c="24"/>Tworzy obiekt klasy o zadanych parametrach.</text:p>
      <text:p text:style-name="P9"/>
      <text:p text:style-name="P9">Metody:</text:p>
      <text:p text:style-name="P13"/>
      <text:p text:style-name="P9">getCurrentValue()</text:p>
      <text:p text:style-name="P9"><text:s text:c="15"/></text:p>
      <text:p text:style-name="P10"><text:s text:c="14"/>Parametry:</text:p>
      <text:p text:style-name="P9"/>
      <text:p text:style-name="P11"><text:tab/> <text:s text:c="3"/>Opis:</text:p>
      <text:p text:style-name="P12"><text:tab/><text:tab/><text:tab/> <text:s text:c="3"/>Metoda aktualizująca dane dotyczące aktualnej wartości obiektu oraz <text:tab/><text:tab/><text:tab/> <text:s text:c="3"/>przenosząca poprzednią wartość do listy poprzednich wartości</text:p>
      <text:p text:style-name="P9"><text:s/></text:p>
      <text:p text:style-name="P9">updateArchive(timePeriod)</text:p>
      <text:p text:style-name="P9"/>
      <text:p text:style-name="P9"><text:s text:c="15"/>Parametry:</text:p>
      <text:p text:style-name="P9"><text:s text:c="25"/>timePeriod – String określający częstość pobieranych danych(daily, <text:tab/>weekly, monthly)</text:p>
      <text:p text:style-name="P9"/>
      <text:p text:style-name="P9"><text:s text:c="16"/>Opis:</text:p>
      <text:p text:style-name="P13"><text:s text:c="9"/><text:tab/>Metoda aktualizująca dane istniejącego obiektu. Tworzy nowy <text:tab/>tymczasowy obiekt i kopiuje jego zawartość do obiektu 'self'. <text:tab/>Aktualizowany jest przedział czasowy podany w parametrze. Wartości </text:p>
      <text:p text:style-name="P13"><text:s/><text:tab/>pobierane są od ostatniej aktualizacji do dnia wczorajszego.</text:p>
      <text:p text:style-name="P13"><text:tab/>Rzuca wyjątek DataAPIException.</text:p>
      <text:p text:style-name="P13"/>
      <text:p text:style-name="P13">getArray(time)</text:p>
      <text:p text:style-name="P13"/>
      <text:p text:style-name="P9"><text:s text:c="15"/>Parametry:</text:p>
      <text:p text:style-name="P9"><text:s text:c="25"/>time – String określający, którą listę wartości chcemy przekształcić w <text:tab/>tablicę(daily, weekly, monthly)</text:p>
      <text:p text:style-name="P9"/>
      <text:p text:style-name="P14"><text:s text:c="15"/>Opis:</text:p>
      <text:p text:style-name="P14"><text:tab/>Funkcja zwracająca rekordowaną tablicę (numpy.recarray) dla <text:tab/>informacji w odstępie czasu przekazanym jako parametr funkcji. <text:tab/>Pozwala to dostać się do poszczególnych tablic używając <text:tab/>odpowiednich rekordów: 'date' 'open' etc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getIndex(begin, end, time)</text:p>
      <text:p text:style-name="P14"/>
      <text:p text:style-name="P14"><text:s text:c="15"/>Parametry:</text:p>
      <text:p text:style-name="P14"><text:tab/>begin – data rozpoczynająca przedział czasowy</text:p>
      <text:p text:style-name="P14"><text:tab/>end – data kończąca przedział czasowy</text:p>
      <text:p text:style-name="P14"><text:tab/>time <text:s/>- string określający dla której tabeli wartości szukamy <text:tab/><text:tab/><text:tab/><text:tab/><text:tab/>przedziału czasu (daily, weekly, monthly)</text:p>
      <text:p text:style-name="P15"/>
      <text:p text:style-name="P13"><text:s text:c="15"/>Opis:</text:p>
      <text:p text:style-name="P16"><text:tab/><text:tab/>Funkcja zwracająca indeksy tablicy dla danego przedziału czasu.</text:p>
      <text:p text:style-name="P16"/>
      <text:p text:style-name="P16"/>
      <text:p text:style-name="P16"/>
      <text:p text:style-name="P6">DataAPIException(Exception)</text:p>
      <text:p text:style-name="P16">Wyjątek zwracany przez moduł pobierania danych.</text:p>
      <text:p text:style-name="P16"/>
      <text:p text:style-name="P16">Konstruktory:</text:p>
      <text:p text:style-name="P16">DataAPIException(value)</text:p>
      <text:p text:style-name="P16"/>
      <text:p text:style-name="P16"><text:tab/>Parametry:</text:p>
      <text:p text:style-name="P16"><text:tab/><text:tab/>value – opis, który wystąpił.</text:p>
      <text:p text:style-name="P16"/>
      <text:p text:style-name="P16"><text:tab/>Opis:</text:p>
      <text:p text:style-name="P16"><text:tab/> <text:s text:c="7"/>Wyjątek rzucany przez moduł pobierania danych z opisem błędu jako <text:tab/><text:tab/>parametrem wywołania. </text:p>
      <text:p text:style-name="P16"/>
      <text:p text:style-name="P16"/>
      <text:p text:style-name="P16">Opisy funkcji:</text:p>
      <text:p text:style-name="P16"/>
      <text:p text:style-name="P16">createWithCurrentValueFromYahoo(name, abbreviation, financialType, detail)</text:p>
      <text:p text:style-name="P16"/>
      <text:p text:style-name="P16"><text:tab/>Parametry:</text:p>
      <text:p text:style-name="P16"><text:tab/><text:tab/>name – nazwa obiektu finansowego.</text:p>
      <text:p text:style-name="P16"><text:tab/><text:tab/>abbreviation – skrót nazwy obiektu(eg. Apple Inc. → AAPL).</text:p>
      <text:p text:style-name="P16"><text:tab/><text:tab/>financialType – rodzaj obiektu finansowego(eg. „Index”, „Stock” ).</text:p>
      <text:p text:style-name="P16"><text:tab/><text:tab/>detail – krótki opis obiektu lub jego szczególna cecha.</text:p>
      <text:p text:style-name="P16"><text:tab/>Opis:</text:p>
      <text:p text:style-name="P16"><text:tab/> <text:s text:c="8"/>Funkcja tworząca nowy obiekt FinancialType <text:s/>(lub aktualizująca <text:tab/><text:tab/><text:tab/>istniejący jeśli znajduje się on w HISTORY_LIST) z aktualną <text:tab/><text:tab/><text:tab/>wartością spółki, której szczegóły zostały przekazane w parametrach</text:p>
      <text:p text:style-name="P16"><text:tab/><text:tab/>funkcji. <text:s/>Dane spółki pobierane są ze strony finance.yahoo.com na <text:tab/><text:tab/>zasadzie pobrania zawartości odpowiedniej strony i wyszukania za <text:tab/><text:tab/>pomocą wyrażeń regularnych interesujących nas liczb.</text:p>
      <text:p text:style-name="P16"/>
      <text:p text:style-name="P16"/>
      <text:p text:style-name="P16"><text:soft-page-break/>createWithCurrentValueFromStooq(name, abbreviation, financialType, detail) <text:s/></text:p>
      <text:p text:style-name="P16"/>
      <text:p text:style-name="P16"><text:tab/>Parametry:</text:p>
      <text:p text:style-name="P16"><text:tab/><text:tab/>name – nazwa obiektu finansowego.</text:p>
      <text:p text:style-name="P16"><text:tab/><text:tab/>abbreviation – skrót nazwy obiektu(eg. Apple Inc. → AAPL).</text:p>
      <text:p text:style-name="P16"><text:tab/><text:tab/>financialType – rodzaj obiektu finansowego(eg. „Index”, „Stock” ).</text:p>
      <text:p text:style-name="P16"><text:tab/><text:tab/>detail – krótki opis obiektu lub jego szczególna cecha.</text:p>
      <text:p text:style-name="P16"><text:tab/>Opis:</text:p>
      <text:p text:style-name="P16"><text:tab/> <text:s text:c="8"/>Funkcja tworząca nowy obiekt FinancialType <text:s/>(lub aktualizująca <text:tab/><text:tab/><text:tab/>istniejący jeśli znajduje się on w HISTORY_LIST) z aktualną <text:tab/><text:tab/><text:tab/>wartością obiektu, którego szczegóły zostały przekazane w <text:tab/><text:tab/><text:tab/><text:tab/>parametrach funkcji. <text:s/>Dane spółki pobierane są ze strony stooq.pl na <text:tab/><text:tab/>zasadzie pobrania zawartości odpowiedniej strony i wyszukania za <text:tab/><text:tab/>pomocą wyrażeń regularnych interesujących nas liczb.</text:p>
      <text:p text:style-name="P16"/>
      <text:p text:style-name="P16">createWithArchivesFromYahoo(name, abbreviation, financialType, detail, timePeriod, sinceDate = datetime.date(1971,1,1))</text:p>
      <text:p text:style-name="P16"/>
      <text:p text:style-name="P16"><text:tab/>Parametry:</text:p>
      <text:p text:style-name="P16"><text:tab/><text:tab/>name – nazwa obiektu finansowego.</text:p>
      <text:p text:style-name="P16"><text:tab/><text:tab/>abbreviation – skrót nazwy obiektu(eg. Apple Inc. → AAPL).</text:p>
      <text:p text:style-name="P16"><text:tab/><text:tab/>financialType – rodzaj obiektu finansowego(eg. „Index”, „Stock” ).</text:p>
      <text:p text:style-name="P16"><text:tab/><text:tab/>detail – krótki opis obiektu lub jego szczególna cecha.</text:p>
      <text:p text:style-name="P16"><text:tab/><text:tab/>timePeriod – string określający częstość pobieranych danych(daily, <text:tab/><text:tab/>weekly, monthly)</text:p>
      <text:p text:style-name="P16"><text:tab/><text:tab/>sinceDate – data, od której pobierane będą dane archiwalne, <text:tab/><text:tab/><text:tab/>domyślnie ustawiona na 1-1-1971</text:p>
      <text:p text:style-name="P16"><text:tab/>Opis:</text:p>
      <text:p text:style-name="P16"><text:tab/> <text:s text:c="8"/>Funkcja zwracająca nowy obiekt FinancialType <text:s/>(lub aktualizująca <text:tab/><text:tab/>istniejący jeśli znajduje się on w HISTORY_LIST), który zawiera <text:tab/><text:tab/><text:tab/>archiwalne wartości od podanej daty do dnia obecnego dla obiektu, <text:tab/><text:tab/>którego szczegóły parametrach funkcji. <text:s/>Dane spółki pobierane są ze <text:tab/><text:tab/>strony finance.yahoo.com na zasadzie pobrania odpowiedniego pliku <text:tab/><text:tab/>csv i wczytywaniu wartości wiersz po wierszu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createWithArchivesFromStooq(name, abbreviation, financialType, detail, timePeriod, sinceDate = datetime.date(1971,1,1))</text:p>
      <text:p text:style-name="P16"/>
      <text:p text:style-name="P16"><text:tab/>Parametry:</text:p>
      <text:p text:style-name="P16"><text:tab/><text:tab/>name – nazwa obiektu finansowego.</text:p>
      <text:p text:style-name="P16"><text:tab/><text:tab/>abbreviation – skrót nazwy obiektu(eg. Apple Inc. → AAPL).</text:p>
      <text:p text:style-name="P16"><text:tab/><text:tab/>financialType – rodzaj obiektu finansowego(eg. „Index”, „Stock” ).</text:p>
      <text:p text:style-name="P16"><text:tab/><text:tab/>detail – krótki opis obiektu lub jego szczególna cecha.</text:p>
      <text:p text:style-name="P16"><text:tab/><text:tab/>timePeriod – string określający częstość pobieranych danych(daily, <text:tab/><text:tab/>weekly, monthly)</text:p>
      <text:p text:style-name="P16"><text:tab/><text:tab/>sinceDate – data, od której pobierane będą dane archiwalne, <text:tab/><text:tab/><text:tab/>domyślnie ustawiona na 1-1-1971</text:p>
      <text:p text:style-name="P16"><text:tab/>Opis:</text:p>
      <text:p text:style-name="P16"><text:tab/> <text:s text:c="8"/>Funkcja zwracająca nowy obiekt FinancialType <text:s/>(lub aktualizująca <text:tab/><text:tab/>istniejący jeśli znajduje się on w HISTORY_LIST), który zawiera <text:tab/><text:tab/><text:tab/>archiwalne wartości od podanej daty do dnia obecnego dla obiektu, <text:tab/><text:tab/>którego szczegóły parametrach funkcji. dane spółki pobierane są ze <text:tab/><text:tab/>strony stooq.pl na zasadzie, że najpierw pobierane są <text:tab/>cookies <text:tab/><text:tab/><text:tab/>potrzebne do nawiązania połączenia a następnie pobierany jest<text:tab/><text:tab/><text:tab/>odpowiedni plik csv i wczytywane są wartości wiersz po wierszu.</text:p>
      <text:p text:style-name="P16"/>
      <text:p text:style-name="P16">parserStringToDate(string)</text:p>
      <text:p text:style-name="P16"><text:tab/></text:p>
      <text:p text:style-name="P16"><text:tab/>Parametry:</text:p>
      <text:p text:style-name="P16"><text:tab/><text:tab/>string – data w formacie „YYYY-MM-DD”</text:p>
      <text:p text:style-name="P16"/>
      <text:p text:style-name="P16"><text:tab/>Opis:</text:p>
      <text:p text:style-name="P16"><text:tab/><text:tab/>Funkcja zmieniająca ciąg znaków postaci "YYYY-MM-DD" na obiekt <text:tab/><text:tab/>klasy datatime.date</text:p>
      <text:p text:style-name="P16"/>
      <text:p text:style-name="P16">parserDateToString(date)</text:p>
      <text:p text:style-name="P16"/>
      <text:p text:style-name="P16"><text:tab/>Parametry:</text:p>
      <text:p text:style-name="P16"><text:tab/><text:tab/>date – obiekt klasy datetime.date</text:p>
      <text:p text:style-name="P16"><text:tab/></text:p>
      <text:p text:style-name="P16"><text:tab/>Opis:</text:p>
      <text:p text:style-name="P16"><text:tab/><text:tab/>Funkcja zamieniająca obiekt klasy datetime.date na string postaci </text:p>
      <text:p text:style-name="P16"><text:tab/><text:tab/>YYYYMMDD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updateDatabase()</text:p>
      <text:p text:style-name="P16"/>
      <text:p text:style-name="P16"><text:tab/>Parametry:</text:p>
      <text:p text:style-name="P16"/>
      <text:p text:style-name="P16"><text:tab/>Opis:</text:p>
      <text:p text:style-name="P16"><text:tab/><text:tab/>Funkcja aktualizująca plik data1.wsf o spółki IPO debiutujące na <text:tab/><text:tab/><text:tab/>amerykańskiej giełdzie. Funkcja pobiera nazwy i skróty debiutujących </text:p>
      <text:p text:style-name="P16"><text:tab/><text:tab/>spółek od miesiąca ostatniej aktualizacji do czasów obecnych i jeśli <text:tab/><text:tab/>nie ma ich już w bazie danych to są one dodawane. (Dane pobierane <text:tab/><text:tab/>są ze strony biz.yahoo.com/ipo)</text:p>
      <text:p text:style-name="P16"/>
      <text:p text:style-name="P16">loadData()</text:p>
      <text:p text:style-name="P16"><text:tab/></text:p>
      <text:p text:style-name="P16"><text:tab/>Parametry:</text:p>
      <text:p text:style-name="P16"/>
      <text:p text:style-name="P16"><text:tab/>Opis:</text:p>
      <text:p text:style-name="P16"><text:tab/><text:tab/>Funkcja wczytująca bazę danych z plików do globalnych list. <text:tab/><text:tab/><text:tab/>Wczytywana jest lista indeksów, spółek, walut, surowców, obligacji i <text:tab/><text:tab/>kontraktów. Wczytywane są także dane na temat ilości spółek <text:tab/><text:tab/><text:tab/>rosnących i spadających poszczególnych indeksów w poszczególnych <text:tab/><text:tab/>dniach.</text:p>
      <text:p text:style-name="P16"/>
      <text:p text:style-name="P16">getAdvDec(date)</text:p>
      <text:p text:style-name="P16"/>
      <text:p text:style-name="P16"><text:tab/>Parametry:</text:p>
      <text:p text:style-name="P16"><text:tab/><text:tab/>date – obiekt klasy datetime.date określający dla jakiego dnia chcemy <text:tab/><text:tab/><text:tab/>pobrać dane.</text:p>
      <text:p text:style-name="P16"/>
      <text:p text:style-name="P16"><text:tab/>Opis:</text:p>
      <text:p text:style-name="P16"><text:tab/><text:tab/>Funkcja, która pobiera dane i na temat ilości spółek rosnących i <text:tab/><text:tab/><text:tab/>spadających, a tak<text:span text:style-name="T3">że na temat ich wolumenu z dnia przekazanego w <text:tab/><text:tab/>parametrze funkcji i zapisuje je do odpowiednich plików. Dane <text:tab/><text:tab/><text:tab/>pobierane są z tabel umieszczonych na stronie <text:tab/><text:tab/><text:tab/><text:tab/><text:tab/><text:tab/></text:span><text:a xlink:type="simple" xlink:href="http://unicorn.us.com/advdec/">http://unicorn.us.com/advdec/</text:a></text:p>
      <text:p text:style-name="P17"/>
      <text:p text:style-name="P17">updateAdvDec()</text:p>
      <text:p text:style-name="P17"/>
      <text:p text:style-name="P17"><text:tab/>Parametry:</text:p>
      <text:p text:style-name="P17"/>
      <text:p text:style-name="P17"><text:tab/>Opis:</text:p>
      <text:p text:style-name="P17"><text:tab/><text:tab/>Funkcja aktualizuje pliki NYSE.wsf, AMEX.wsf, NASDAQ.wsf <text:tab/><text:tab/><text:tab/>wywołując funkcje getAdvDec(date) dla każdej daty od ostatniej <text:tab/><text:tab/><text:tab/>aktualizacji do dnia obecnego.</text:p>
      <text:p text:style-name="P17"/>
      <text:p text:style-name="P17"/>
      <text:p text:style-name="P17"><text:soft-page-break/>getAdvDecInPeriodOfTime(begin,end,index)</text:p>
      <text:p text:style-name="P17"/>
      <text:p text:style-name="P17"><text:tab/>Parametry:</text:p>
      <text:p text:style-name="P17"><text:tab/><text:tab/>begin – początek zakresu(datetime.date).</text:p>
      <text:p text:style-name="P17"><text:tab/><text:tab/>end – koniec zakresu(datetime.date).</text:p>
      <text:p text:style-name="P17"><text:tab/><text:tab/>index – nazwa indeksu (AMEX,NYSE,NASDAQ), którego dane <text:tab/><text:tab/><text:tab/><text:tab/>chcemy pobrać.</text:p>
      <text:p text:style-name="P17"><text:tab/>Opis:</text:p>
      <text:p text:style-name="P17"><text:tab/><text:tab/>Funkcja zwraca etykietowaną tablice numpy.array postaci:</text:p>
      <text:p text:style-name="P17"><text:tab/><text:tab/> [('date','S10'),('adv',int),('dec',int),('unc',int),('advv',int),('decv',int),<text:tab/><text:tab/><text:tab/>('uncv',int)]. W tablicy tej znajdują się dane pobrane z odpowiedniej <text:tab/><text:tab/>globalnej listy.</text:p>
      <text:p text:style-name="P17"/>
      <text:p text:style-name="P17">isInHistory(abbreviation)</text:p>
      <text:p text:style-name="P17"/>
      <text:p text:style-name="P17"><text:tab/>Parametry:</text:p>
      <text:p text:style-name="P17"><text:tab/><text:tab/>abbreviation – skrót obiektu, którego szukamy.</text:p>
      <text:p text:style-name="P16"/>
      <text:p text:style-name="P17"><text:tab/>Opis:</text:p>
      <text:p text:style-name="P17"><text:tab/><text:tab/>Funkcja sprawdzająca, czy obiekt o podanym skrócie znajduje się już <text:tab/><text:tab/>w historii. Jeśli tak to zwracany jest znaleziony obiekt jeśli nie <text:tab/><text:tab/><text:tab/>otrzymujemy wartość “none”</text:p>
      <text:p text:style-name="P17"/>
      <text:p text:style-name="P17">isInStock(abbreviation)</text:p>
      <text:p text:style-name="P17"><text:tab/></text:p>
      <text:p text:style-name="P17"><text:tab/>Parametry:</text:p>
      <text:p text:style-name="P17"><text:tab/><text:tab/>abbreviation – skrót spółki, której szukamy.</text:p>
      <text:p text:style-name="P17"/>
      <text:p text:style-name="P17"><text:tab/>Opis:</text:p>
      <text:p text:style-name="P17"><text:tab/><text:tab/>Funkcja sprawdza czy dana spółka znaduje się już w bazie danych.</text:p>
      <text:p text:style-name="P17"/>
      <text:p text:style-name="P17">saveHistory(file):</text:p>
      <text:p text:style-name="P17"/>
      <text:p text:style-name="P17"><text:tab/>Parametry:</text:p>
      <text:p text:style-name="P17"><text:tab/><text:tab/>file – plik, do którego chcemy zapisać historię.</text:p>
      <text:p text:style-name="P17"/>
      <text:p text:style-name="P17"><text:tab/>Opis:</text:p>
      <text:p text:style-name="P17"><text:tab/><text:tab/>Funkcja serializuje za pomocą biblioteki cPickle listę History_List do <text:tab/><text:tab/>pliku podanego w parametrze funkcji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loadHistory(threading.Thread): </text:p>
      <text:p text:style-name="P17"/>
      <text:p text:style-name="P17"><text:tab/>Parametry:</text:p>
      <text:p text:style-name="P17"><text:tab/><text:tab/>file – plik, z którego wczytywana będzie historia.<text:tab/></text:p>
      <text:p text:style-name="P17"><text:tab/>Opis:</text:p>
      <text:p text:style-name="P17"><text:tab/><text:tab/>Klasa - wątek wczytująca zserializowaną listę HISTORY_LIST z <text:tab/><text:tab/><text:tab/>pliku.</text:p>
      <text:p text:style-name="P17"/>
      <text:p text:style-name="P17">top5Volume() </text:p>
      <text:p text:style-name="P17"/>
      <text:p text:style-name="P17"><text:tab/>Parametry:</text:p>
      <text:p text:style-name="P17"/>
      <text:p text:style-name="P17"><text:tab/>Opis:</text:p>
      <text:p text:style-name="P17"><text:tab/><text:tab/>Funkcja pobiera nazwę, wartość, %zmiany dla 5 spółek o <text:tab/><text:tab/><text:tab/><text:tab/>największym aktualnie wolumenie z yahoo.finance.</text:p>
      <text:p text:style-name="P17"/>
      <text:p text:style-name="P17">top5Gainers() </text:p>
      <text:p text:style-name="P17"/>
      <text:p text:style-name="P17"><text:tab/>Parametry:</text:p>
      <text:p text:style-name="P17"/>
      <text:p text:style-name="P17"><text:tab/>Opis:</text:p>
      <text:p text:style-name="P17"><text:tab/><text:tab/>Funkcja pobiera nazwę, wartość, %zmiany dla 5 spółek o <text:tab/><text:tab/><text:tab/><text:tab/>największym aktualnie %wzroście z yahoo.finance.</text:p>
      <text:p text:style-name="P17"/>
      <text:p text:style-name="P17">top5Losers() </text:p>
      <text:p text:style-name="P17"/>
      <text:p text:style-name="P17"><text:tab/>Parametry:</text:p>
      <text:p text:style-name="P17"/>
      <text:p text:style-name="P17"><text:tab/>Opis:</text:p>
      <text:p text:style-name="P17"><text:tab/><text:tab/>Funkcja pobiera nazwę, wartość, %zmiany dla 5 spółek o <text:tab/><text:tab/><text:tab/><text:tab/>największej aktualnie %stracie z yahoo.finance.</text:p>
      <text:p text:style-name="P17"/>
      <text:p text:style-name="P17">getMostPopular() </text:p>
      <text:p text:style-name="P17"><text:tab/></text:p>
      <text:p text:style-name="P17"><text:tab/>Parametry:<text:tab/></text:p>
      <text:p text:style-name="P17"/>
      <text:p text:style-name="P17"><text:tab/>Opis:</text:p>
      <text:p text:style-name="P17"><text:tab/><text:tab/>Funkcja zwracająca wartości najbardziej popularnych obiek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Klepaczka</meta:initial-creator>
    <meta:creation-date>2012-05-10T20:29:20</meta:creation-date>
    <dc:date>2012-05-20T17:12:46</dc:date>
    <dc:creator>Marcin Klepaczka</dc:creator>
    <meta:editing-duration>PT20H19M12S</meta:editing-duration>
    <meta:editing-cycles>9</meta:editing-cycles>
    <meta:generator>LibreOffice/3.4$Linux LibreOffice_project/340m1$Build-402</meta:generator>
    <meta:document-statistic meta:table-count="0" meta:image-count="0" meta:object-count="0" meta:page-count="9" meta:paragraph-count="201" meta:word-count="1405" meta:character-count="12363" meta:non-whitespace-character-count="9967"/>
  </office:meta>
</office:document-meta>
</file>